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29340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342a9e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1" style:family="paragraph" style:parent-style-name="Table_20_Contents">
      <style:text-properties style:font-name="Times New Roman" fo:font-size="12pt" officeooo:rsid="00484ee4" officeooo:paragraph-rsid="00267735"/>
    </style:style>
    <style:style style:name="P12" style:family="paragraph" style:parent-style-name="Table_20_Contents">
      <style:text-properties style:font-name="Times New Roman" officeooo:paragraph-rsid="00329340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29340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329340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7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18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267735"/>
    </style:style>
    <style:style style:name="P19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67735" fo:background-color="#ffffff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29340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style:font-name="Times New Roman" fo:font-size="10pt" style:font-size-asian="10pt" style:font-size-complex="10pt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ecd1"/>
    </style:style>
    <style:style style:name="T5" style:family="text">
      <style:text-properties fo:color="#000000" officeooo:rsid="002c239f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118ff4b"/>
    </style:style>
    <style:style style:name="T15" style:family="text">
      <style:text-properties officeooo:rsid="011e3475"/>
    </style:style>
    <style:style style:name="T16" style:family="text">
      <style:text-properties officeooo:rsid="0059ec4d"/>
    </style:style>
    <style:style style:name="T17" style:family="text">
      <style:text-properties officeooo:rsid="002aa57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3c9d6c"/>
    </style:style>
    <style:style style:name="T20" style:family="text">
      <style:text-properties style:font-name="Times New Roman" officeooo:rsid="003c9d6c" fo:background-color="#ffffff" loext:char-shading-value="0"/>
    </style:style>
    <style:style style:name="T21" style:family="text">
      <style:text-properties style:font-name="Times New Roman" officeooo:rsid="00f9f1a9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2618in" svg:y="0.0201in" svg:width="0.6736in" svg:height="1.1736in" draw:z-index="3"><draw:image xlink:href="Pictures/100000000000024A000003FEC6157559.jpg" xlink:type="simple" xlink:show="embed" xlink:actuate="onLoad"/></draw:frame></text:p>
      <text:p text:style-name="P4"/>
      <text:p text:style-name="P16">C<text:span text:style-name="T14">ertidão De Matrícula</text:span></text:p>
      <text:p text:style-name="P16"/>
      <text:p text:style-name="P17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3">Faculdade de </text:span><text:span text:style-name="T5">Farmácia </text:span><text:span text:style-name="T3">da Universidade de Lisboa,</text:span></text:p>
      <text:p text:style-name="P18"><text:span text:style-name="T19">Certifica, em face dos registos existentes nesta Faculdade, que </text:span><text:span text:style-name="T19"><text:text-input text:description="${person.name}">${person.name}</text:text-input></text:span><text:span text:style-name="T19">, </text:span><text:span text:style-name="T19"><text:text-input text:description="[#if person.female]">[#if person.female]</text:text-input></text:span><text:span text:style-name="T19">aluna</text:span><text:span text:style-name="T19"><text:text-input text:description="[#elseif person.male]">[#elseif person.male]</text:text-input></text:span><text:span text:style-name="T19">aluno</text:span><text:span text:style-name="T19"><text:text-input text:description="[/#if]">[/#if]</text:text-input></text:span><text:span text:style-name="T19"> </text:span><text:span text:style-name="T18">n.º </text:span><text:span text:style-name="T18"><text:text-input text:description="${registration.number}">${registration.number}</text:text-input></text:span><text:span text:style-name="T19">, </text:span><text:span text:style-name="T19"><text:text-input text:description="[#if person.female]">[#if person.female]</text:text-input></text:span><text:span text:style-name="T19">nascida</text:span><text:span text:style-name="T19"><text:text-input text:description="[#elseif person.male]">[#elseif person.male]</text:text-input></text:span><text:span text:style-name="T19">nascido</text:span><text:span text:style-name="T19"><text:text-input text:description="[/#if]">[/#if]</text:text-input></text:span><text:span text:style-name="T19"> a </text:span><text:span text:style-name="T19"><text:text-input text:description="${lang.pt(dates.extendedDate(person.dateOfBirthYearMonthDay))}">${lang.pt(dates.extendedDate(person.dateOfBirthYearMonthDay))}</text:text-input></text:span><text:span text:style-name="T19">, </text:span><text:span text:style-name="T19"><text:text-input text:description="[#if person.female]">[#if person.female]</text:text-input></text:span><text:span text:style-name="T19">portadora</text:span><text:span text:style-name="T19"><text:text-input text:description="[#elseif person.male]">[#elseif person.male]</text:text-input></text:span><text:span text:style-name="T19">portador</text:span><text:span text:style-name="T19"><text:text-input text:description="[/#if]">[/#if]</text:text-input></text:span><text:span text:style-name="T19"> do</text:span><text:span text:style-name="T8"> </text:span><text:span text:style-name="T18"><text:text-input text:description="${lang.pt(person.idDocumentType.localizedNameI18N)}">${lang.pt(person.idDocumentType.localizedNameI18N)}</text:text-input></text:span><text:span text:style-name="T9"> n.º </text:span><text:span text:style-name="T18"><text:text-input text:description="${person.documentIdNumber}">${person.documentIdNumber}</text:text-input></text:span><text:span text:style-name="T19">, </text:span><text:span text:style-name="T19"><text:text-input text:description="[#if person.female]">[#if person.female]</text:text-input></text:span><text:span text:style-name="T19">filha</text:span><text:span text:style-name="T19"><text:text-input text:description="[#elseif person.male]">[#elseif person.male]</text:text-input></text:span><text:span text:style-name="T19">filho</text:span><text:span text:style-name="T19"><text:text-input text:description="[/#if]">[/#if]</text:text-input></text:span><text:span text:style-name="T19"> de </text:span><text:span text:style-name="T19"><text:text-input text:description="${person.nameOfFather}">${person.nameOfFather}</text:text-input></text:span><text:span text:style-name="T19"> e de </text:span><text:span text:style-name="T19"><text:text-input text:description="person.nameOfMother"/></text:span><text:span text:style-name="T19"><text:text-input text:description="${person.nameOfMother}">${person.nameOfMother}</text:text-input></text:span><text:span text:style-name="T19">, </text:span><text:span text:style-name="T20">realizou a matrícula no Curso de </text:span><text:span text:style-name="T18"><text:text-input text:description="${lang.pt(curricularPlanInformation.degreePresentationName)}">${lang.pt(curricularPlanInformation.degreePresentationName)}</text:text-input></text:span><text:span text:style-name="T20"> no ano letivo d</text:span><text:span text:style-name="T21">e </text:span><text:span text:style-name="T18"><text:text-input text:description="${registration.startExecutionYear.name}">${registration.startExecutionYear.name}</text:text-input></text:span><text:span text:style-name="T20">.</text:span></text:p>
      <text:p text:style-name="P19"/>
      <text:p text:style-name="P15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certidão serve como comprovativo para efeitos de ADSE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15"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certidão serve como comprovativo para efeitos de requerimento de passe social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5"/>
      <text:p text:style-name="P15"><text:text-input text:description="[/#if]">[/#if]</text:text-input></text:p>
      <text:p text:style-name="P11"><text:span text:style-name="T15">A</text:span> presente certi<text:span text:style-name="T15">dão</text:span> <text:span text:style-name="T16">vai</text:span> firmad<text:span text:style-name="T17">a</text:span> com o selo branco em uso nesta Faculdade.</text:p>
      <text:p text:style-name="P8"/>
      <text:p text:style-name="P8"/>
      <text:p text:style-name="P9"><text:soft-page-break/><text:span text:style-name="T3">Faculdade de </text:span><text:span text:style-name="T4">Farmácia</text:span><text:span text:style-name="T3"> da Universidade de Lisboa</text:span><text:span text:style-name="T12">, </text:span><text:span text:style-name="T13">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10"/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1"><text:text-input text:description="[#if hasPricetag]">[#if hasPricetag]</text:text-input></text:p>
            <text:p text:style-name="P23"><text:span text:style-name="T11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1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20T16:55:50.133217784</dc:date>
    <meta:editing-duration>PT52M11S</meta:editing-duration>
    <meta:editing-cycles>35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362" meta:character-count="2932" meta:non-whitespace-character-count="2726"/>
  </office:meta>
</office:document-meta>
</file>